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52.39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30.43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Data_20_Sheet_20__23_1">
      <style:table-properties table:display="true" style:writing-mode="lr-tb"/>
    </style:style>
    <style:style style:name="ta2" style:family="table" style:master-page-name="PageStyle_5f_Data_20_Sheet_20__23_2">
      <style:table-properties table:display="true" style:writing-mode="lr-tb"/>
    </style:style>
    <style:style style:name="ta3" style:family="table" style:master-page-name="PageStyle_5f_Data_20_Sheet_20__23_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0" style:apply-style-name="ConditionalStyle_5f_1" style:base-cell-address="'Data Sheet #1'.D1"/>
      <style:map style:condition="cell-content()&lt;0" style:apply-style-name="ConditionalStyle_5f_2" style:base-cell-address="'Data Sheet #1'.D1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" style:apply-style-name="ConditionalStyle_5f_1" style:base-cell-address="'Data Sheet #1'.D1"/>
      <style:map style:condition="cell-content()&lt;0" style:apply-style-name="ConditionalStyle_5f_2" style:base-cell-address="'Data Sheet #1'.D1"/>
    </style:style>
    <style:style style:name="ce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0" style:apply-style-name="ConditionalStyle_5f_1" style:base-cell-address="'Data Sheet #1'.D6"/>
      <style:map style:condition="cell-content()&lt;0" style:apply-style-name="ConditionalStyle_5f_2" style:base-cell-address="'Data Sheet #1'.D6"/>
    </style:style>
    <style:style style:name="ce6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" style:apply-style-name="ConditionalStyle_5f_1" style:base-cell-address="'Data Sheet #1'.D6"/>
      <style:map style:condition="cell-content()&lt;0" style:apply-style-name="ConditionalStyle_5f_2" style:base-cell-address="'Data Sheet #1'.D6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" style:apply-style-name="ConditionalStyle_5f_1" style:base-cell-address="'Data Sheet #1'.D1"/>
      <style:map style:condition="cell-content()&lt;0" style:apply-style-name="ConditionalStyle_5f_2" style:base-cell-address="'Data Sheet #1'.D1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" style:apply-style-name="ConditionalStyle_5f_1" style:base-cell-address="'Data Sheet #1'.D6"/>
      <style:map style:condition="cell-content()&lt;0" style:apply-style-name="ConditionalStyle_5f_2" style:base-cell-address="'Data Sheet #1'.D6"/>
    </style:style>
    <style:style style:name="ce1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0" style:apply-style-name="ConditionalStyle_5f_1" style:base-cell-address="'Data Sheet #1'.D1"/>
      <style:map style:condition="cell-content()&lt;0" style:apply-style-name="ConditionalStyle_5f_2" style:base-cell-address="'Data Sheet #1'.D1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" style:apply-style-name="ConditionalStyle_5f_1" style:base-cell-address="'Data Sheet #1'.D1"/>
      <style:map style:condition="cell-content()&lt;0" style:apply-style-name="ConditionalStyle_5f_2" style:base-cell-address="'Data Sheet #1'.D1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0" style:apply-style-name="ConditionalStyle_5f_1" style:base-cell-address="'Data Sheet #1'.D6"/>
      <style:map style:condition="cell-content()&lt;0" style:apply-style-name="ConditionalStyle_5f_2" style:base-cell-address="'Data Sheet #1'.D6"/>
    </style:style>
    <style:style style:name="ce14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0" style:apply-style-name="ConditionalStyle_5f_1" style:base-cell-address="'Data Sheet #1'.D6"/>
      <style:map style:condition="cell-content()&lt;0" style:apply-style-name="ConditionalStyle_5f_2" style:base-cell-address="'Data Sheet #1'.D6"/>
    </style:style>
    <style:style style:name="ce15" style:family="table-cell" style:parent-style-name="Default">
      <style:table-cell-properties fo:background-color="#eeeeee" style:rotation-align="none"/>
    </style:style>
    <style:style style:name="ce16" style:family="table-cell" style:parent-style-name="Default" style:data-style-name="N30">
      <style:table-cell-properties style:rotation-align="none"/>
    </style:style>
    <style:style style:name="ce17" style:family="table-cell" style:parent-style-name="Default" style:data-style-name="N30">
      <style:table-cell-properties fo:background-color="#eeeeee" style:rotation-align="non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ata Sheet #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s/n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Category</text:p>
          </table:table-cell>
          <table:table-cell table:style-name="ce11" office:value-type="string" calcext:value-type="string">
            <text:p>Cost Price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Reorder Level</text:p>
          </table:table-cell>
          <table:table-cell table:style-name="ce1" office:value-type="string" calcext:value-type="string">
            <text:p>Suplier Nam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n Tomatoes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Tins</text:p>
          </table:table-cell>
          <table:table-cell table:style-name="ce7" office:value-type="string" calcext:value-type="string">
            <text:p>Kitchen foods</text:p>
          </table:table-cell>
          <table:table-cell table:style-name="ce12"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RUCAM DLA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mburg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eces</text:p>
          </table:table-cell>
          <table:table-cell table:style-name="ce8" office:value-type="string" calcext:value-type="string">
            <text:p>Fast food</text:p>
          </table:table-cell>
          <table:table-cell office:value-type="float" office:value="600" calcext:value-type="float">
            <text:p>600</text:p>
          </table:table-cell>
          <table:table-cell table:style-name="ce15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jei Forbie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rr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Kitchen foods</text:p>
          </table:table-cell>
          <table:table-cell office:value-type="float" office:value="6000" calcext:value-type="float">
            <text:p>6000</text:p>
          </table:table-cell>
          <table:table-cell table:style-name="ce16" office:value-type="date" office:date-value="1919-03-01" calcext:value-type="date">
            <text:p>01/03/19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Muyuka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scuit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Fast food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k Biscuits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5" table:number-columns-repeated="2"/>
          <table:table-cell table:style-name="ce13"/>
          <table:table-cell table:style-name="ce1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style-name="ce14"/>
          <table:table-cell table:style-name="ce16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0"/>
          <table:table-cell/>
          <table:table-cell table:style-name="ce17"/>
          <table:table-cell table:style-name="ce16"/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a Sheet #1'.D1:'Data Sheet #1'.F2">
            <calcext:condition calcext:apply-style-name="ConditionalStyle_1" calcext:value="&gt;0" calcext:base-cell-address="'Data Sheet #1'.D1"/>
            <calcext:condition calcext:apply-style-name="ConditionalStyle_2" calcext:value="&lt;0" calcext:base-cell-address="'Data Sheet #1'.D1"/>
          </calcext:conditional-format>
          <calcext:conditional-format calcext:target-range-address="'Data Sheet #1'.D6:'Data Sheet #1'.F7">
            <calcext:condition calcext:apply-style-name="ConditionalStyle_1" calcext:value="&gt;0" calcext:base-cell-address="'Data Sheet #1'.D6"/>
            <calcext:condition calcext:apply-style-name="ConditionalStyle_2" calcext:value="&lt;0" calcext:base-cell-address="'Data Sheet #1'.D6"/>
          </calcext:conditional-format>
        </calcext:conditional-formats>
      </table:table>
      <table:table table:name="Data Sheet #2" table:style-name="ta2">
        <table:table-column table:style-name="co9" table:number-columns-repeated="1024" table:default-cell-style-name="ce2"/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2"/>
          <table:table-cell table:number-columns-repeated="1009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9"/>
          <table:table-cell table:number-columns-repeated="1009"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5"/>
          <table:table-cell table:number-columns-repeated="1009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5"/>
          <table:table-cell table:number-columns-repeated="1009"/>
        </table:table-row>
        <table:table-row table:style-name="ro2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09"/>
        </table:table-row>
        <table:table-row table:style-name="ro2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09"/>
        </table:table-row>
        <table:table-row table:style-name="ro2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2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Sheet #3" table:style-name="ta3">
        <table:table-column table:style-name="co9" table:number-columns-repeated="1024" table:default-cell-style-name="ce2"/>
        <table:table-row table:style-name="ro2">
          <table:table-cell table:style-name="ce19" office:value-type="string" calcext:value-type="string" table:number-columns-spanned="5" table:number-rows-spanned="1">
            <text:p>NATO Phonetic Alphabet (Modern)</text:p>
          </table:table-cell>
          <table:covered-table-cell table:number-columns-repeated="4" table:style-name="ce19"/>
          <table:table-cell/>
          <table:table-cell table:style-name="ce19" office:value-type="string" calcext:value-type="string" table:number-columns-spanned="5" table:number-rows-spanned="1">
            <text:p>Royal Navy Phonetic Alphabet (1914-1918)</text:p>
          </table:table-cell>
          <table:covered-table-cell table:number-columns-repeated="4" table:style-name="ce19"/>
          <table:table-cell table:number-columns-repeated="1013"/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uff</text:p>
          </table:table-cell>
          <table:table-cell office:value-type="string" calcext:value-type="string">
            <text:p>Edw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xtro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uliet</text:p>
          </table:table-cell>
          <table:table-cell/>
          <table:table-cell office:value-type="string" calcext:value-type="string">
            <text:p>Fredd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Johnni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il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Oscar</text:p>
          </table:table-cell>
          <table:table-cell/>
          <table:table-cell office:value-type="string" calcext:value-type="string">
            <text:p>King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Orang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p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Tango</text:p>
          </table:table-cell>
          <table:table-cell/>
          <table:table-cell office:value-type="string" calcext:value-type="string">
            <text:p>Pudding</text:p>
          </table:table-cell>
          <table:table-cell office:value-type="string" calcext:value-type="string">
            <text:p>Queeni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ommy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ifor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Yankee</text:p>
          </table:table-cell>
          <table:table-cell/>
          <table:table-cell office:value-type="string" calcext:value-type="string">
            <text:p>Uncle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Xerxes</text:p>
          </table:table-cell>
          <table:table-cell office:value-type="string" calcext:value-type="string">
            <text:p>Yellow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office:value-type="string" calcext:value-type="string">
            <text:p>Zulu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Zebra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5" table:number-rows-spanned="1">
            <text:p>US Phonetic Alphabet (1941-1956)</text:p>
          </table:table-cell>
          <table:covered-table-cell table:number-columns-repeated="4" table:style-name="ce19"/>
          <table:table-cell/>
          <table:table-cell table:style-name="ce19" office:value-type="string" calcext:value-type="string" table:number-columns-spanned="5" table:number-rows-spanned="1">
            <text:p>Western Front Slang Phonetic Alphabet (1914-1918)</text:p>
          </table:table-cell>
          <table:covered-table-cell table:number-columns-repeated="4" table:style-name="ce19"/>
          <table:table-cell table:number-columns-repeated="1013"/>
        </table:table-row>
        <table:table-row table:style-name="ro2">
          <table:table-cell office:value-type="string" calcext:value-type="string">
            <text:p>Able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Edw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Jig</text:p>
          </table:table-cell>
          <table:table-cell/>
          <table:table-cell office:value-type="string" calcext:value-type="string">
            <text:p>Freddie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Johnni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ing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boe</text:p>
          </table:table-cell>
          <table:table-cell/>
          <table:table-cell office:value-type="string" calcext:value-type="string">
            <text:p>King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Orang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eter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are</text:p>
          </table:table-cell>
          <table:table-cell/>
          <table:table-cell office:value-type="string" calcext:value-type="string">
            <text:p>Pip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Esses</text:p>
          </table:table-cell>
          <table:table-cell office:value-type="string" calcext:value-type="string">
            <text:p>Toc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cle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Uncle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Yorker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Zebra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Zebra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ce19" office:value-type="string" calcext:value-type="string" table:number-columns-spanned="5" table:number-rows-spanned="1">
            <text:p>RAF Phonetic Alphabet (1924-1942)</text:p>
          </table:table-cell>
          <table:covered-table-cell table:number-columns-repeated="4" table:style-name="ce19"/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Ace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Edward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Freddy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Johnni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King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Orang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ip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oc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Uncle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Yorker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Zebra</text:p>
          </table:table-cell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text>£</number:text>
      <number:number number:decimal-places="2" loext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ext-properties fo:color="#339966" style:font-name="Arial1" fo:font-family="Arial" style:font-name-complex="Arial1" style:font-family-complex="Arial"/>
    </style:style>
    <style:style style:name="ConditionalStyle_5f_2" style:display-name="ConditionalStyle_2" style:family="table-cell" style:parent-style-name="Default">
      <style:text-properties fo:color="#ff0000" style:font-name="Arial1" fo:font-family="Arial" style:font-name-complex="Arial1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Sheet_20__23_1" style:display-name="PageStyle_Data Sheet #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_23_3" style:display-name="PageStyle_Data Sheet #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_23_2" style:display-name="PageStyle_Data Sheet #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2T14:50:01</meta:creation-date>
    <meta:initial-creator>Mark Baker</meta:initial-creator>
    <dc:language>en-GB</dc:language>
    <dc:date>2018-09-24T23:48:19</dc:date>
    <meta:editing-cycles>8</meta:editing-cycles>
    <meta:editing-duration>PT45M</meta:editing-duration>
    <meta:generator>LibreOffice/5.1.2.2$Linux_X86_64 LibreOffice_project/10m0$Build-2</meta:generator>
    <meta:document-statistic meta:table-count="3" meta:cell-count="235" meta:object-count="0"/>
  </office:meta>
</office:document-meta>
</file>